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BpelEventListene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BpelEventListener.toCalendar( Date 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BpelEventListener.startup( Properties config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BpelEventListener.fillEventInfo( TEventInfo info , BpelEvent even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">
            <text:p text:style-name="Table_20_Contents">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JmsBpelEventListener.onEvent( BpelEvent bpel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BpelEventListener.serializeEvent( Bpel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